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Slab" svg:font-family="'Roboto Slab'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2.1667in" style:rel-column-width="21845*"/>
    </style:style>
    <style:style style:name="Table1.C" style:family="table-column">
      <style:table-column-properties style:column-width="2.1667in" style:rel-column-width="2184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d892" officeooo:paragraph-rsid="0002d892" style:font-name-asian="Roboto Light1" style:font-name-complex="Roboto Light1"/>
    </style:style>
    <style:style style:name="P3" style:family="paragraph" style:parent-style-name="Standard" style:list-style-name="Numbering_20_ABC">
      <style:text-properties style:font-name="Roboto Light" officeooo:rsid="0002d892" officeooo:paragraph-rsid="0002d892" style:font-name-asian="Roboto Light1" style:font-name-complex="Roboto Light1"/>
    </style:style>
    <style:style style:name="P4" style:family="paragraph" style:parent-style-name="Standard" style:list-style-name="Numbering_20_ABC">
      <style:paragraph-properties fo:text-align="justify" style:justify-single-word="false"/>
      <style:text-properties style:font-name="Roboto Light" officeooo:rsid="0002d892" officeooo:paragraph-rsid="0002d892" style:font-name-asian="Roboto Light1" style:font-name-complex="Roboto Light1"/>
    </style:style>
    <style:style style:name="P5" style:family="paragraph" style:parent-style-name="Standard" style:list-style-name="Numbering_20_ABC">
      <style:text-properties style:font-name="Roboto Light" fo:font-weight="bold" officeooo:rsid="0002d892" officeooo:paragraph-rsid="0002d892" style:font-name-asian="Roboto Light1" style:font-weight-asian="bold" style:font-name-complex="Roboto Light1" style:font-weight-complex="bold"/>
    </style:style>
    <style:style style:name="P6" style:family="paragraph" style:parent-style-name="Standard">
      <style:text-properties style:font-name="Roboto" fo:font-size="12pt" officeooo:rsid="0002d892" officeooo:paragraph-rsid="0002d892" style:font-name-asian="Roboto1" style:font-size-asian="12pt" style:font-name-complex="Roboto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Roboto Light" officeooo:rsid="0002d892" officeooo:paragraph-rsid="0002d892" style:font-name-asian="Roboto Light1" style:font-name-complex="Roboto Light1"/>
    </style:style>
    <style:style style:name="P8" style:family="paragraph" style:parent-style-name="Table_20_Contents">
      <style:paragraph-properties fo:text-align="center" style:justify-single-word="false"/>
      <style:text-properties style:font-name="Roboto Slab" fo:font-weight="bold" officeooo:rsid="0002d892" officeooo:paragraph-rsid="0002d892" style:font-name-asian="Roboto Light1" style:font-weight-asian="bold" style:font-name-complex="Roboto Light1" style:font-weight-complex="bold"/>
    </style:style>
    <style:style style:name="T1" style:family="text">
      <style:text-properties officeooo:rsid="0002d892"/>
    </style:style>
    <style:style style:name="T2" style:family="text">
      <style:text-properties style:text-position="super 58%" officeooo:rsid="0002d892"/>
    </style:style>
    <style:style style:name="T3" style:family="text">
      <style:text-properties style:text-position="0% 100%"/>
    </style:style>
    <style:style style:name="T4" style:family="text">
      <style:text-properties officeooo:rsid="000320b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 &amp; Health 4</text:span> | <text:span text:style-name="T1">3</text:span><text:span text:style-name="T2">rd</text:span><text:span text:style-name="T1"> </text:span>Quarter</text:p>
      <text:p text:style-name="P6">PT3: Going Up</text:p>
      <text:p text:style-name="P2">February 16 2022</text:p>
      <text:p text:style-name="P2"/>
      <text:list xml:id="list2726022584" text:style-name="Numbering_20_ABC">
        <text:list-item>
          <text:p text:style-name="P3">Physical Activities</text:p>
          <text:p text:style-name="P3"/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row table:style-name="TableLine93993799711984">
          <table:table-cell table:style-name="Table1.A1" office:value-type="string">
            <text:p text:style-name="P8">ACTIVITY: GOING UP</text:p>
          </table:table-cell>
          <table:table-cell table:style-name="Table1.A1" office:value-type="string">
            <text:p text:style-name="P8">Score</text:p>
          </table:table-cell>
          <table:table-cell table:style-name="Table1.C1" office:value-type="string">
            <text:p text:style-name="P8">Win/Lose</text:p>
          </table:table-cell>
        </table:table-row>
        <table:table-row table:style-name="TableLine93993799711984">
          <table:table-cell table:style-name="Table1.A2" office:value-type="string">
            <text:p text:style-name="P7">Round 1: Clarence</text:p>
          </table:table-cell>
          <table:table-cell table:style-name="Table1.A2" office:value-type="string">
            <text:p text:style-name="P7">11-10</text:p>
          </table:table-cell>
          <table:table-cell table:style-name="Table1.C2" office:value-type="string">
            <text:p text:style-name="P7">W</text:p>
          </table:table-cell>
        </table:table-row>
        <table:table-row table:style-name="TableLine93993799711984">
          <table:table-cell table:style-name="Table1.A2" office:value-type="string">
            <text:p text:style-name="P7">Round 2: Ayenne</text:p>
          </table:table-cell>
          <table:table-cell table:style-name="Table1.A2" office:value-type="string">
            <text:p text:style-name="P7">15-13</text:p>
          </table:table-cell>
          <table:table-cell table:style-name="Table1.C2" office:value-type="string">
            <text:p text:style-name="P7">W</text:p>
          </table:table-cell>
        </table:table-row>
      </table:table>
      <text:list xml:id="list193627817684057" text:continue-numbering="true" text:style-name="Numbering_20_ABC">
        <text:list-header>
          <text:p text:style-name="P3"/>
        </text:list-header>
        <text:list-item>
          <text:p text:style-name="P5">How do you feel after the activities? Share your experience here.</text:p>
          <text:p text:style-name="P3"/>
          <text:p text:style-name="P4">I felt good because the game was actually good. It was also very competitive in the end. I had so much fun playing with my classmates, <text:span text:style-name="T4">even though there was only 5 of us. If we had an opportunity, I would play with these guys again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Slab" svg:font-family="'Roboto Slab'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title>BAG3 Template</dc:title>
    <meta:creation-date>2022-02-16T19:20:28.210668406</meta:creation-date>
    <meta:editing-duration>PT5M8S</meta:editing-duration>
    <meta:editing-cycles>2</meta:editing-cycles>
    <dc:date>2022-02-16T19:35:46.465007713</dc:date>
    <meta:document-statistic meta:table-count="1" meta:image-count="0" meta:object-count="0" meta:page-count="1" meta:paragraph-count="15" meta:word-count="89" meta:character-count="451" meta:non-whitespace-character-count="379"/>
    <meta:template xlink:type="simple" xlink:actuate="onRequest" xlink:title="BAG3 Template" xlink:href="../../../../../../../../.config/libreoffice/4/user/template/BAG3%20Template.ott" meta:date="2022-02-16T19:20:18.960066097"/>
  </office:meta>
</office:document-meta>
</file>